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1.77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E01.07.50.10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string" calcext:value-type="string">
            <text:p>AM1</text:p>
          </table:table-cell>
          <table:table-cell office:value-type="string" calcext:value-type="string">
            <text:p>T2A/250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34.312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/275VAC</text:p>
          </table:table-cell>
          <table:table-cell office:value-type="string" calcext:value-type="string">
            <text:p>Capacitor_THT:C_Rect_L18.0mm_W5.0mm_P15.00mm_FKS3_FKP3</text:p>
          </table:table-cell>
          <table:table-cell office:value-type="string" calcext:value-type="string">
            <text:p>R46KI310000M1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nF/400VAC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CS65ZU2GA102MANKA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F/400VAC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CS65ZU2GA102MANKA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apacitor_THT:C_Disc_D5.1mm_W3.2mm_P5.00mm</text:p>
          </table:table-cell>
          <table:table-cell office:value-type="string" calcext:value-type="string">
            <text:p>K105M20X7RF53H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uF/50V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UPW1J680MPD1TD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TerminalBlock_Phoenix:TerminalBlock_Phoenix_MKDS-1,5-3-5.08_1x03_P5.08mm_Horizontal</text:p>
          </table:table-cell>
          <table:table-cell office:value-type="float" office:value="1715857" calcext:value-type="float">
            <text:p>1715857</text:p>
          </table:table-cell>
        </table:table-row>
        <table:table-row table:style-name="ro1">
          <table:table-cell office:value-type="string" calcext:value-type="string">
            <text:p>CONN2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Connector_PinSocket_2.54mm:PinSocket_2x02_P2.54mm_Vertical</text:p>
          </table:table-cell>
          <table:table-cell office:value-type="string" calcext:value-type="string">
            <text:p>BCS-101-L-D-TE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031.8201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0031.820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30uH/2A</text:p>
          </table:table-cell>
          <table:table-cell office:value-type="string" calcext:value-type="string">
            <text:p>Inductor_THT:L_Toroid_Vertical_L25.4mm_W14.7mm_P12.20mm_Vishay_TJ5_BigPads</text:p>
          </table:table-cell>
          <table:table-cell office:value-type="string" calcext:value-type="string">
            <text:p>DPO-3.0-330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L2D-Z5-103</text:p>
          </table:table-cell>
          <table:table-cell office:value-type="string" calcext:value-type="string">
            <text:p>AE01.07.50.100:FL2D-Z5-103</text:p>
          </table:table-cell>
          <table:table-cell office:value-type="string" calcext:value-type="string">
            <text:p>FL2D-Z5-103</text:p>
          </table:table-cell>
        </table:table-row>
        <table:table-row table:style-name="ro1">
          <table:table-cell office:value-type="string" calcext:value-type="string">
            <text:p>PS1</text:p>
          </table:table-cell>
          <table:table-cell office:value-type="string" calcext:value-type="string">
            <text:p>IRM-03-05</text:p>
          </table:table-cell>
          <table:table-cell office:value-type="string" calcext:value-type="string">
            <text:p>Converter_ACDC:Converter_ACDC_MeanWell_IRM-03-xx_THT</text:p>
          </table:table-cell>
          <table:table-cell office:value-type="string" calcext:value-type="string">
            <text:p>IRM-03-0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R/3W</text:p>
          </table:table-cell>
          <table:table-cell office:value-type="string" calcext:value-type="string">
            <text:p>Resistor_THT:R_Axial_DIN0516_L15.5mm_D5.0mm_P5.08mm_Vertical</text:p>
          </table:table-cell>
          <table:table-cell office:value-type="string" calcext:value-type="string">
            <text:p>ROX3SJ33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S14K350</text:p>
          </table:table-cell>
          <table:table-cell office:value-type="string" calcext:value-type="string">
            <text:p>Varistor:RV_Disc_D15.5mm_W3.9mm_P7.5mm</text:p>
          </table:table-cell>
          <table:table-cell office:value-type="string" calcext:value-type="string">
            <text:p>B72214P2351K101</text:p>
          </table:table-cell>
        </table:table-row>
        <table:table-row table:style-name="ro1">
          <table:table-cell office:value-type="string" calcext:value-type="string">
            <text:p>TVS1</text:p>
          </table:table-cell>
          <table:table-cell office:value-type="string" calcext:value-type="string">
            <text:p>1.5KE7.5CA</text:p>
          </table:table-cell>
          <table:table-cell office:value-type="string" calcext:value-type="string">
            <text:p>Diode_THT:D_DO-201_P5.08mm_Vertical_KathodeUp</text:p>
          </table:table-cell>
          <table:table-cell office:value-type="string" calcext:value-type="string">
            <text:p>1.5KE7.5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64" meta:object-count="0"/>
  </office:meta>
</office:document-meta>
</file>